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72.09mm" svg:y="8.77mm">
            <loext:p draw:notify-on-update-of-ranges="Sheet1.E2:Sheet1.E12 Sheet1.F2:Sheet1.F12 Sheet1.E2:Sheet1.E12 Sheet1.G2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pha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56120580556" calcext:value-type="float">
            <text:p>0.0156120580556</text:p>
          </table:table-cell>
          <table:table-cell office:value-type="float" office:value="0.168114064472" calcext:value-type="float">
            <text:p>0.168114064472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10*[.B2]" office:value-type="float" office:value="0.156120580556" calcext:value-type="float">
            <text:p>0.156120580556</text:p>
          </table:table-cell>
          <table:table-cell table:formula="of:=1/(10*[.C2])/2" office:value-type="float" office:value="0.297417114725268" calcext:value-type="float">
            <text:p>0.297417114725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1733967028" calcext:value-type="float">
            <text:p>0.0171733967028</text:p>
          </table:table-cell>
          <table:table-cell office:value-type="float" office:value="0.133695738415" calcext:value-type="float">
            <text:p>0.133695738415</text:p>
          </table:table-cell>
          <table:table-cell/>
          <table:table-cell office:value-type="float" office:value="1" calcext:value-type="float">
            <text:p>1</text:p>
          </table:table-cell>
          <table:table-cell table:formula="of:=10*[.B3]" office:value-type="float" office:value="0.171733967028" calcext:value-type="float">
            <text:p>0.171733967028</text:p>
          </table:table-cell>
          <table:table-cell table:formula="of:=1/(10*[.C3])/2" office:value-type="float" office:value="0.373983498597366" calcext:value-type="float">
            <text:p>0.3739834985973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27244178" calcext:value-type="float">
            <text:p>0.02727244178</text:p>
          </table:table-cell>
          <table:table-cell office:value-type="float" office:value="0.03507191564" calcext:value-type="float">
            <text:p>0.03507191564</text:p>
          </table:table-cell>
          <table:table-cell/>
          <table:table-cell office:value-type="float" office:value="4" calcext:value-type="float">
            <text:p>4</text:p>
          </table:table-cell>
          <table:table-cell table:formula="of:=10*[.B4]" office:value-type="float" office:value="0.2727244178" calcext:value-type="float">
            <text:p>0.2727244178</text:p>
          </table:table-cell>
          <table:table-cell table:formula="of:=1/(10*[.C4])/5" office:value-type="float" office:value="0.570256846112783" calcext:value-type="float">
            <text:p>0.570256846112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6804339528" calcext:value-type="float">
            <text:p>0.026804339528</text:p>
          </table:table-cell>
          <table:table-cell office:value-type="float" office:value="0.0356028486736" calcext:value-type="float">
            <text:p>0.0356028486736</text:p>
          </table:table-cell>
          <table:table-cell/>
          <table:table-cell office:value-type="float" office:value="7" calcext:value-type="float">
            <text:p>7</text:p>
          </table:table-cell>
          <table:table-cell table:formula="of:=10*[.B5]*6/3" office:value-type="float" office:value="0.53608679056" calcext:value-type="float">
            <text:p>0.53608679056</text:p>
          </table:table-cell>
          <table:table-cell table:formula="of:=1/(10*[.C5])/5" office:value-type="float" office:value="0.561752801955712" calcext:value-type="float">
            <text:p>0.561752801955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1756191494" calcext:value-type="float">
            <text:p>0.0301756191494</text:p>
          </table:table-cell>
          <table:table-cell office:value-type="float" office:value="0.0282117061388" calcext:value-type="float">
            <text:p>0.028211706138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0*[.B6]*7/3" office:value-type="float" office:value="0.704097780152667" calcext:value-type="float">
            <text:p>0.704097780152667</text:p>
          </table:table-cell>
          <table:table-cell table:formula="of:=1/(10*[.C6])/5" office:value-type="float" office:value="0.708925575135411" calcext:value-type="float">
            <text:p>0.708925575135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2998288515" calcext:value-type="float">
            <text:p>0.0292998288515</text:p>
          </table:table-cell>
          <table:table-cell office:value-type="float" office:value="0.0287825451259" calcext:value-type="float">
            <text:p>0.028782545125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0*[.B7]*7/3" office:value-type="float" office:value="0.683662673201667" calcext:value-type="float">
            <text:p>0.683662673201667</text:p>
          </table:table-cell>
          <table:table-cell table:formula="of:=1/(10*[.C7])/5" office:value-type="float" office:value="0.694865583030146" calcext:value-type="float">
            <text:p>0.694865583030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97388680258" calcext:value-type="float">
            <text:p>0.0297388680258</text:p>
          </table:table-cell>
          <table:table-cell office:value-type="float" office:value="0.0270337777193" calcext:value-type="float">
            <text:p>0.02703377771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0*[.B8]*7/3" office:value-type="float" office:value="0.693906920602" calcext:value-type="float">
            <text:p>0.693906920602</text:p>
          </table:table-cell>
          <table:table-cell table:formula="of:=1/(10*[.C8])/5" office:value-type="float" office:value="0.739815212201052" calcext:value-type="float">
            <text:p>0.739815212201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01668933939" calcext:value-type="float">
            <text:p>0.0301668933939</text:p>
          </table:table-cell>
          <table:table-cell office:value-type="float" office:value="0.0269986803848" calcext:value-type="float">
            <text:p>0.026998680384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0*[.B9]*7/3" office:value-type="float" office:value="0.703894179191" calcext:value-type="float">
            <text:p>0.703894179191</text:p>
          </table:table-cell>
          <table:table-cell table:formula="of:=1/(10*[.C9])/5" office:value-type="float" office:value="0.740776945945099" calcext:value-type="float">
            <text:p>0.740776945945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03859105568" calcext:value-type="float">
            <text:p>0.0303859105568</text:p>
          </table:table-cell>
          <table:table-cell office:value-type="float" office:value="0.0277407601562" calcext:value-type="float">
            <text:p>0.027740760156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*[.B10]*7/3" office:value-type="float" office:value="0.709004579658667" calcext:value-type="float">
            <text:p>0.709004579658667</text:p>
          </table:table-cell>
          <table:table-cell table:formula="of:=1/(10*[.C10])/5" office:value-type="float" office:value="0.720960777115909" calcext:value-type="float">
            <text:p>0.72096077711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05968556872" calcext:value-type="float">
            <text:p>0.0305968556872</text:p>
          </table:table-cell>
          <table:table-cell office:value-type="float" office:value="0.0275219823295" calcext:value-type="float">
            <text:p>0.027521982329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0*[.B11]*7/3" office:value-type="float" office:value="0.713926632701333" calcext:value-type="float">
            <text:p>0.713926632701333</text:p>
          </table:table-cell>
          <table:table-cell table:formula="of:=1/(10*[.C11])/5" office:value-type="float" office:value="0.726691840745882" calcext:value-type="float">
            <text:p>0.7266918407458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08204093028" calcext:value-type="float">
            <text:p>0.0308204093028</text:p>
          </table:table-cell>
          <table:table-cell office:value-type="float" office:value="0.0276534140328" calcext:value-type="float">
            <text:p>0.02765341403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0*[.B12]*7/3" office:value-type="float" office:value="0.719142883732" calcext:value-type="float">
            <text:p>0.719142883732</text:p>
          </table:table-cell>
          <table:table-cell table:formula="of:=1/(10*[.C12])/5" office:value-type="float" office:value="0.723238005125797" calcext:value-type="float">
            <text:p>0.7232380051257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0152512253" calcext:value-type="float">
            <text:p>0.0310152512253</text:p>
          </table:table-cell>
          <table:table-cell office:value-type="float" office:value="0.0286666817543" calcext:value-type="float">
            <text:p>0.028666681754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10*[.B13]*7/3" office:value-type="float" office:value="0.723689195257" calcext:value-type="float">
            <text:p>0.723689195257</text:p>
          </table:table-cell>
          <table:table-cell table:formula="of:=1/(10*[.C13])/5" office:value-type="float" office:value="0.697674051409874" calcext:value-type="float">
            <text:p>0.697674051409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18569183538" calcext:value-type="float">
            <text:p>0.0318569183538</text:p>
          </table:table-cell>
          <table:table-cell office:value-type="float" office:value="0.0305032195652" calcext:value-type="float">
            <text:p>0.030503219565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10*[.B14]*7/3" office:value-type="float" office:value="0.743328094922" calcext:value-type="float">
            <text:p>0.743328094922</text:p>
          </table:table-cell>
          <table:table-cell table:formula="of:=1/(10*[.C14])/5" office:value-type="float" office:value="0.655668492870086" calcext:value-type="float">
            <text:p>0.6556684928700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4927144605" calcext:value-type="float">
            <text:p>0.0314927144605</text:p>
          </table:table-cell>
          <table:table-cell office:value-type="float" office:value="0.0292933118113" calcext:value-type="float">
            <text:p>0.029293311811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10*[.B15]*7/3" office:value-type="float" office:value="0.734830004078333" calcext:value-type="float">
            <text:p>0.734830004078333</text:p>
          </table:table-cell>
          <table:table-cell table:formula="of:=1/(10*[.C15])/5" office:value-type="float" office:value="0.682749705080629" calcext:value-type="float">
            <text:p>0.6827497050806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15793695238" calcext:value-type="float">
            <text:p>0.0315793695238</text:p>
          </table:table-cell>
          <table:table-cell office:value-type="float" office:value="0.0295567852398" calcext:value-type="float">
            <text:p>0.029556785239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10*[.B16]*7/3" office:value-type="float" office:value="0.736851955555333" calcext:value-type="float">
            <text:p>0.736851955555333</text:p>
          </table:table-cell>
          <table:table-cell table:formula="of:=1/(10*[.C16])/5" office:value-type="float" office:value="0.676663576154716" calcext:value-type="float">
            <text:p>0.6766635761547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7577310021" calcext:value-type="float">
            <text:p>0.0317577310021</text:p>
          </table:table-cell>
          <table:table-cell office:value-type="float" office:value="0.030047549262" calcext:value-type="float">
            <text:p>0.03004754926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10*[.B17]*7/3" office:value-type="float" office:value="0.741013723382333" calcext:value-type="float">
            <text:p>0.741013723382333</text:p>
          </table:table-cell>
          <table:table-cell table:formula="of:=1/(10*[.C17])/5" office:value-type="float" office:value="0.665611688514419" calcext:value-type="float">
            <text:p>0.6656116885144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955037529" calcext:value-type="float">
            <text:p>0.0315955037529</text:p>
          </table:table-cell>
          <table:table-cell office:value-type="float" office:value="0.0298661227067" calcext:value-type="float">
            <text:p>0.029866122706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10*[.B18]*7/3" office:value-type="float" office:value="0.737228420901" calcext:value-type="float">
            <text:p>0.737228420901</text:p>
          </table:table-cell>
          <table:table-cell table:formula="of:=1/(10*[.C18])/5" office:value-type="float" office:value="0.669655053533725" calcext:value-type="float">
            <text:p>0.669655053533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17362893535" calcext:value-type="float">
            <text:p>0.0317362893535</text:p>
          </table:table-cell>
          <table:table-cell office:value-type="float" office:value="0.0302670820356" calcext:value-type="float">
            <text:p>0.030267082035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10*[.B19]*7/3" office:value-type="float" office:value="0.740513418248333" calcext:value-type="float">
            <text:p>0.740513418248333</text:p>
          </table:table-cell>
          <table:table-cell table:formula="of:=1/(10*[.C19])/5" office:value-type="float" office:value="0.660783883179624" calcext:value-type="float">
            <text:p>0.660783883179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28:06.600404937</meta:creation-date>
    <dc:date>2017-03-30T16:53:55.744732574</dc:date>
    <meta:editing-duration>PT15M39S</meta:editing-duration>
    <meta:editing-cycles>2</meta:editing-cycles>
    <meta:generator>LibreOffice/5.3.1.2$Linux_X86_64 LibreOffice_project/30m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05cm" svg:y="4.007cm" style:legend-expansion="high" chart:style-name="ch2"/>
        <chart:plot-area chart:style-name="ch3" table:cell-range-address="Sheet1.E2:Sheet1.G12" chart:data-source-has-labels="row" svg:x="1.278cm" svg:y="0.18cm" svg:width="10.808cm" svg:height="7.716cm">
          <chartooo:coordinate-region svg:x="2.005cm" svg:y="0.353cm" svg:width="9.894cm" svg:height="6.949cm"/>
          <chart:axis chart:dimension="x" chart:name="primary-x" chart:style-name="ch4">
            <chart:title svg:x="6.36cm" svg:y="8.076cm" chart:style-name="ch5">
              <text:p>alfa</text:p>
            </chart:title>
          </chart:axis>
          <chart:axis chart:dimension="y" chart:name="primary-y" chart:style-name="ch4">
            <chart:title svg:x="0.451cm" svg:y="4.413cm" chart:style-name="ch6">
              <text:p>błąd</text:p>
            </chart:title>
            <chart:grid chart:style-name="ch7" chart:class="major"/>
          </chart:axis>
          <chart:series chart:style-name="ch8" chart:values-cell-range-address="Sheet1.F2:Sheet1.F12" loext:label-string="&quot;Z filtrowaniem&quot;" chart:class="chart:scatter">
            <chart:domain table:cell-range-address="Sheet1.E2:Sheet1.E12"/>
            <chart:data-point chart:repeated="11"/>
          </chart:series>
          <chart:series chart:style-name="ch9" chart:values-cell-range-address="Sheet1.G2:Sheet1.G12" loext:label-string="&quot;Bez filtrowania&quot;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Z filtrowaniem</text:p>
              </table:table-cell>
              <table:table-cell office:value-type="string">
                <text:p>Bez filtrowa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E2:Sheet1.E12</svg:desc>
                </draw:g>
              </table:table-cell>
              <table:table-cell office:value-type="float" office:value="0.156120580556">
                <text:p>0.156120580556</text:p>
                <draw:g>
                  <svg:desc>Sheet1.F2:Sheet1.F12</svg:desc>
                </draw:g>
              </table:table-cell>
              <table:table-cell office:value-type="float" office:value="0.297417114725268">
                <text:p>0.297417114725268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71733967028">
                <text:p>0.171733967028</text:p>
              </table:table-cell>
              <table:table-cell office:value-type="float" office:value="0.373983498597366">
                <text:p>0.373983498597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727244178">
                <text:p>0.2727244178</text:p>
              </table:table-cell>
              <table:table-cell office:value-type="float" office:value="0.570256846112783">
                <text:p>0.570256846112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53608679056">
                <text:p>0.53608679056</text:p>
              </table:table-cell>
              <table:table-cell office:value-type="float" office:value="0.561752801955712">
                <text:p>0.561752801955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04097780152667">
                <text:p>0.704097780152667</text:p>
              </table:table-cell>
              <table:table-cell office:value-type="float" office:value="0.708925575135411">
                <text:p>0.708925575135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683662673201667">
                <text:p>0.683662673201667</text:p>
              </table:table-cell>
              <table:table-cell office:value-type="float" office:value="0.694865583030146">
                <text:p>0.69486558303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693906920602">
                <text:p>0.693906920602</text:p>
              </table:table-cell>
              <table:table-cell office:value-type="float" office:value="0.739815212201052">
                <text:p>0.73981521220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703894179191">
                <text:p>0.703894179191</text:p>
              </table:table-cell>
              <table:table-cell office:value-type="float" office:value="0.740776945945099">
                <text:p>0.740776945945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.709004579658667">
                <text:p>0.709004579658667</text:p>
              </table:table-cell>
              <table:table-cell office:value-type="float" office:value="0.720960777115909">
                <text:p>0.72096077711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713926632701333">
                <text:p>0.713926632701333</text:p>
              </table:table-cell>
              <table:table-cell office:value-type="float" office:value="0.726691840745882">
                <text:p>0.72669184074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719142883732">
                <text:p>0.719142883732</text:p>
              </table:table-cell>
              <table:table-cell office:value-type="float" office:value="0.723238005125797">
                <text:p>0.723238005125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